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5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ii</text:p>
          </table:table-cell>
          <table:table-cell table:style-name="Default" office:value-type="string">
            <text:p>dt</text:p>
          </table:table-cell>
          <table:table-cell office:value-type="string">
            <text:p>num</text:p>
          </table:table-cell>
          <table:table-cell office:value-type="string">
            <text:p>jump</text:p>
          </table:table-cell>
          <table:table-cell/>
          <table:table-cell office:value-type="string">
            <text:p>Ntot</text:p>
          </table:table-cell>
          <table:table-cell/>
          <table:table-cell office:value-type="string">
            <text:p>log2Nenc</text:p>
          </table:table-cell>
          <table:table-cell office:value-type="string">
            <text:p>Log2Ntot – log2Nenc</text:p>
          </table:table-cell>
          <table:table-cell office:value-type="string">
            <text:p>I / 3</text:p>
          </table:table-cell>
          <table:table-cell/>
          <table:table-cell office:value-type="string">
            <text:p>log2dt</text:p>
          </table:table-cell>
          <table:table-cell office:value-type="string">
            <text:p>Log2dtmax – log2dt</text:p>
          </table:table-cell>
          <table:table-cell office:value-type="string">
            <text:p>M * 2 / 3</text:p>
          </table:table-cell>
          <table:table-cell/>
          <table:table-cell office:value-type="string">
            <text:p>J + N</text:p>
          </table:table-cell>
          <table:table-cell/>
          <table:table-cell office:value-type="string">
            <text:p>calc. Cost</text:p>
          </table:table-cell>
          <table:table-cell office:value-type="string">
            <text:p>fraction</text:p>
          </table:table-cell>
          <table:table-cell/>
          <table:table-cell office:value-type="string">
            <text:p>ceil(ii*2/3)</text:p>
          </table:table-cell>
          <table:table-cell/>
          <table:table-cell office:value-type="string">
            <text:p>P + 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.953125e-03</text:p>
          </table:table-cell>
          <table:table-cell office:value-type="float" office:value="1071">
            <text:p>1071</text:p>
          </table:table-cell>
          <table:table-cell office:value-type="float" office:value="1.44115188075856E+017">
            <text:p>144115188075856000</text:p>
          </table:table-cell>
          <table:table-cell/>
          <table:table-cell table:formula="of:=[.C2]" office:value-type="float" office:value="1071">
            <text:p>1071</text:p>
          </table:table-cell>
          <table:table-cell/>
          <table:table-cell table:formula="of:=LOG([.F2]; 2)" office:value-type="float" office:value="10.0647427647503">
            <text:p>10.0647427648</text:p>
          </table:table-cell>
          <table:table-cell table:formula="of:=[.$H$8]-[.H2]" office:value-type="float" office:value="9.93525723524974">
            <text:p>9.9352572352</text:p>
          </table:table-cell>
          <table:table-cell table:formula="of:=[.I2]/3" office:value-type="float" office:value="3.31175241174991">
            <text:p>3.3117524117</text:p>
          </table:table-cell>
          <table:table-cell/>
          <table:table-cell table:formula="of:=LOG([.B2];2)" office:value-type="float" office:value="-9">
            <text:p>-9</text:p>
          </table:table-cell>
          <table:table-cell table:formula="of:=[.$L$8]-[.L2]" office:value-type="float" office:value="6">
            <text:p>6</text:p>
          </table:table-cell>
          <table:table-cell table:formula="of:=[.M2]*2/3" office:value-type="float" office:value="4">
            <text:p>4</text:p>
          </table:table-cell>
          <table:table-cell/>
          <table:table-cell table:formula="of:=[.J2]+[.N2]" office:value-type="float" office:value="7.31175241174991">
            <text:p>7.3117524117</text:p>
          </table:table-cell>
          <table:table-cell/>
          <table:table-cell table:formula="of:=[.C2]*POWER(2; [.M2])" office:value-type="float" office:value="68544">
            <text:p>68544</text:p>
          </table:table-cell>
          <table:table-cell table:formula="of:=[.R2]/[.R$9]" office:value-type="float" office:value="0.00340042420966703">
            <text:p>0.0034004242</text:p>
          </table:table-cell>
          <table:table-cell/>
          <table:table-cell table:formula="of:=CEILING([.A2]*2/3;1)" office:value-type="float" office:value="0">
            <text:p>0</text:p>
          </table:table-cell>
          <table:table-cell/>
          <table:table-cell table:formula="of:=CEILING([.P2]+2*[.A2]/3;1)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906250e-03</text:p>
          </table:table-cell>
          <table:table-cell office:value-type="float" office:value="314473">
            <text:p>314473</text:p>
          </table:table-cell>
          <table:table-cell office:value-type="float" office:value="9.22337203685478E+018">
            <text:p>9223372036854780000</text:p>
          </table:table-cell>
          <table:table-cell/>
          <table:table-cell table:formula="of:=[.F2]+[.C3]" office:value-type="float" office:value="315544">
            <text:p>315544</text:p>
          </table:table-cell>
          <table:table-cell/>
          <table:table-cell table:formula="of:=LOG([.F3]; 2)" office:value-type="float" office:value="18.2674816655585">
            <text:p>18.2674816656</text:p>
          </table:table-cell>
          <table:table-cell table:formula="of:=[.$H$8]-[.H3]" office:value-type="float" office:value="1.73251833444154">
            <text:p>1.7325183344</text:p>
          </table:table-cell>
          <table:table-cell table:formula="of:=[.I3]/3" office:value-type="float" office:value="0.577506111480513">
            <text:p>0.5775061115</text:p>
          </table:table-cell>
          <table:table-cell/>
          <table:table-cell table:formula="of:=LOG([.B3];2)" office:value-type="float" office:value="-8">
            <text:p>-8</text:p>
          </table:table-cell>
          <table:table-cell table:formula="of:=[.$L$8]-[.L3]" office:value-type="float" office:value="5">
            <text:p>5</text:p>
          </table:table-cell>
          <table:table-cell table:formula="of:=[.M3]*2/3" office:value-type="float" office:value="3.33333333333333">
            <text:p>3.3333333333</text:p>
          </table:table-cell>
          <table:table-cell/>
          <table:table-cell table:formula="of:=[.J3]+[.N3]" office:value-type="float" office:value="3.91083944481385">
            <text:p>3.9108394448</text:p>
          </table:table-cell>
          <table:table-cell/>
          <table:table-cell table:formula="of:=[.C3]*POWER(2; [.M3])" office:value-type="float" office:value="10063136">
            <text:p>10063136</text:p>
          </table:table-cell>
          <table:table-cell table:formula="of:=[.R3]/[.R$9]" office:value-type="float" office:value="0.49922577146901">
            <text:p>0.4992257715</text:p>
          </table:table-cell>
          <table:table-cell/>
          <table:table-cell table:formula="of:=CEILING([.A3]*2/3;1)" office:value-type="float" office:value="1">
            <text:p>1</text:p>
          </table:table-cell>
          <table:table-cell/>
          <table:table-cell table:formula="of:=CEILING([.P3]+2*[.A3]/3;1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.812500e-03</text:p>
          </table:table-cell>
          <table:table-cell office:value-type="float" office:value="536857">
            <text:p>536857</text:p>
          </table:table-cell>
          <table:table-cell office:value-type="float" office:value="9.22337203685478E+018">
            <text:p>9223372036854780000</text:p>
          </table:table-cell>
          <table:table-cell/>
          <table:table-cell table:formula="of:=[.F3]+[.C4]" office:value-type="float" office:value="852401">
            <text:p>852401</text:p>
          </table:table-cell>
          <table:table-cell/>
          <table:table-cell table:formula="of:=LOG([.F4]; 2)" office:value-type="float" office:value="19.7011727600659">
            <text:p>19.7011727601</text:p>
          </table:table-cell>
          <table:table-cell table:formula="of:=[.$H$8]-[.H4]" office:value-type="float" office:value="0.298827239934131">
            <text:p>0.2988272399</text:p>
          </table:table-cell>
          <table:table-cell table:formula="of:=[.I4]/3" office:value-type="float" office:value="0.0996090799780435">
            <text:p>0.09960908</text:p>
          </table:table-cell>
          <table:table-cell/>
          <table:table-cell table:formula="of:=LOG([.B4];2)" office:value-type="float" office:value="-7">
            <text:p>-7</text:p>
          </table:table-cell>
          <table:table-cell table:formula="of:=[.$L$8]-[.L4]" office:value-type="float" office:value="4">
            <text:p>4</text:p>
          </table:table-cell>
          <table:table-cell table:formula="of:=[.M4]*2/3" office:value-type="float" office:value="2.66666666666667">
            <text:p>2.6666666667</text:p>
          </table:table-cell>
          <table:table-cell/>
          <table:table-cell table:formula="of:=[.J4]+[.N4]" office:value-type="float" office:value="2.76627574664471">
            <text:p>2.7662757466</text:p>
          </table:table-cell>
          <table:table-cell/>
          <table:table-cell table:formula="of:=[.C4]*POWER(2; [.M4])" office:value-type="float" office:value="8589712">
            <text:p>8589712</text:p>
          </table:table-cell>
          <table:table-cell table:formula="of:=[.R4]/[.R$9]" office:value-type="float" office:value="0.426130144708033">
            <text:p>0.4261301447</text:p>
          </table:table-cell>
          <table:table-cell/>
          <table:table-cell table:formula="of:=CEILING([.A4]*2/3;1)" office:value-type="float" office:value="2">
            <text:p>2</text:p>
          </table:table-cell>
          <table:table-cell/>
          <table:table-cell table:formula="of:=CEILING([.P4]+2*[.A4]/3;1)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.562500e-02</text:p>
          </table:table-cell>
          <table:table-cell office:value-type="float" office:value="164804">
            <text:p>164804</text:p>
          </table:table-cell>
          <table:table-cell office:value-type="float" office:value="9.22337203685478E+018">
            <text:p>9223372036854780000</text:p>
          </table:table-cell>
          <table:table-cell/>
          <table:table-cell table:formula="of:=[.F4]+[.C5]" office:value-type="float" office:value="1017205">
            <text:p>1017205</text:p>
          </table:table-cell>
          <table:table-cell/>
          <table:table-cell table:formula="of:=LOG([.F5]; 2)" office:value-type="float" office:value="19.9561790279488">
            <text:p>19.9561790279</text:p>
          </table:table-cell>
          <table:table-cell table:formula="of:=[.$H$8]-[.H5]" office:value-type="float" office:value="0.0438209720512148">
            <text:p>0.0438209721</text:p>
          </table:table-cell>
          <table:table-cell table:formula="of:=[.I5]/3" office:value-type="float" office:value="0.0146069906837383">
            <text:p>0.0146069907</text:p>
          </table:table-cell>
          <table:table-cell/>
          <table:table-cell table:formula="of:=LOG([.B5];2)" office:value-type="float" office:value="-6">
            <text:p>-6</text:p>
          </table:table-cell>
          <table:table-cell table:formula="of:=[.$L$8]-[.L5]" office:value-type="float" office:value="3">
            <text:p>3</text:p>
          </table:table-cell>
          <table:table-cell table:formula="of:=[.M5]*2/3" office:value-type="float" office:value="2">
            <text:p>2</text:p>
          </table:table-cell>
          <table:table-cell/>
          <table:table-cell table:formula="of:=[.J5]+[.N5]" office:value-type="float" office:value="2.01460699068374">
            <text:p>2.0146069907</text:p>
          </table:table-cell>
          <table:table-cell/>
          <table:table-cell table:formula="of:=[.C5]*POWER(2; [.M5])" office:value-type="float" office:value="1318432">
            <text:p>1318432</text:p>
          </table:table-cell>
          <table:table-cell table:formula="of:=[.R5]/[.R$9]" office:value-type="float" office:value="0.0654065722980818">
            <text:p>0.0654065723</text:p>
          </table:table-cell>
          <table:table-cell/>
          <table:table-cell table:formula="of:=CEILING([.A5]*2/3;1)" office:value-type="float" office:value="2">
            <text:p>2</text:p>
          </table:table-cell>
          <table:table-cell/>
          <table:table-cell table:formula="of:=CEILING([.P5]+2*[.A5]/3;1)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.125000e-02</text:p>
          </table:table-cell>
          <table:table-cell office:value-type="float" office:value="27609">
            <text:p>27609</text:p>
          </table:table-cell>
          <table:table-cell office:value-type="float" office:value="1.15292150460685E+018">
            <text:p>1152921504606850000</text:p>
          </table:table-cell>
          <table:table-cell/>
          <table:table-cell table:formula="of:=[.F5]+[.C6]" office:value-type="float" office:value="1044814">
            <text:p>1044814</text:p>
          </table:table-cell>
          <table:table-cell/>
          <table:table-cell table:formula="of:=LOG([.F6]; 2)" office:value-type="float" office:value="19.9948147028633">
            <text:p>19.9948147029</text:p>
          </table:table-cell>
          <table:table-cell table:formula="of:=[.$H$8]-[.H6]" office:value-type="float" office:value="0.00518529713668059">
            <text:p>0.0051852971</text:p>
          </table:table-cell>
          <table:table-cell table:formula="of:=[.I6]/3" office:value-type="float" office:value="0.00172843237889353">
            <text:p>0.0017284324</text:p>
          </table:table-cell>
          <table:table-cell/>
          <table:table-cell table:formula="of:=LOG([.B6];2)" office:value-type="float" office:value="-5">
            <text:p>-5</text:p>
          </table:table-cell>
          <table:table-cell table:formula="of:=[.$L$8]-[.L6]" office:value-type="float" office:value="2">
            <text:p>2</text:p>
          </table:table-cell>
          <table:table-cell table:formula="of:=[.M6]*2/3" office:value-type="float" office:value="1.33333333333333">
            <text:p>1.3333333333</text:p>
          </table:table-cell>
          <table:table-cell/>
          <table:table-cell table:formula="of:=[.J6]+[.N6]" office:value-type="float" office:value="1.33506176571223">
            <text:p>1.3350617657</text:p>
          </table:table-cell>
          <table:table-cell/>
          <table:table-cell table:formula="of:=[.C6]*POWER(2; [.M6])" office:value-type="float" office:value="110436">
            <text:p>110436</text:p>
          </table:table-cell>
          <table:table-cell table:formula="of:=[.R6]/[.R$9]" office:value-type="float" office:value="0.00547865966413965">
            <text:p>0.0054786597</text:p>
          </table:table-cell>
          <table:table-cell/>
          <table:table-cell table:formula="of:=CEILING([.A6]*2/3;1)" office:value-type="float" office:value="3">
            <text:p>3</text:p>
          </table:table-cell>
          <table:table-cell/>
          <table:table-cell table:formula="of:=CEILING([.P6]+2*[.A6]/3;1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.250000e-02</text:p>
          </table:table-cell>
          <table:table-cell office:value-type="float" office:value="3463">
            <text:p>3463</text:p>
          </table:table-cell>
          <table:table-cell office:value-type="float" office:value="1.44115188075856E+017">
            <text:p>144115188075856000</text:p>
          </table:table-cell>
          <table:table-cell/>
          <table:table-cell table:formula="of:=[.F6]+[.C7]" office:value-type="float" office:value="1048277">
            <text:p>1048277</text:p>
          </table:table-cell>
          <table:table-cell/>
          <table:table-cell table:formula="of:=LOG([.F7]; 2)" office:value-type="float" office:value="19.9995885588354">
            <text:p>19.9995885588</text:p>
          </table:table-cell>
          <table:table-cell table:formula="of:=[.$H$8]-[.H7]" office:value-type="float" office:value="0.000411441164594351">
            <text:p>0.0004114412</text:p>
          </table:table-cell>
          <table:table-cell table:formula="of:=[.I7]/3" office:value-type="float" office:value="0.000137147054864784">
            <text:p>0.0001371471</text:p>
          </table:table-cell>
          <table:table-cell/>
          <table:table-cell table:formula="of:=LOG([.B7];2)" office:value-type="float" office:value="-4">
            <text:p>-4</text:p>
          </table:table-cell>
          <table:table-cell table:formula="of:=[.$L$8]-[.L7]" office:value-type="float" office:value="1">
            <text:p>1</text:p>
          </table:table-cell>
          <table:table-cell table:formula="of:=[.M7]*2/3" office:value-type="float" office:value="0.666666666666667">
            <text:p>0.6666666667</text:p>
          </table:table-cell>
          <table:table-cell/>
          <table:table-cell table:formula="of:=[.J7]+[.N7]" office:value-type="float" office:value="0.666803813721531">
            <text:p>0.6668038137</text:p>
          </table:table-cell>
          <table:table-cell/>
          <table:table-cell table:formula="of:=[.C7]*POWER(2; [.M7])" office:value-type="float" office:value="6926">
            <text:p>6926</text:p>
          </table:table-cell>
          <table:table-cell table:formula="of:=[.R7]/[.R$9]" office:value-type="float" office:value="0.000343594451391133">
            <text:p>0.0003435945</text:p>
          </table:table-cell>
          <table:table-cell/>
          <table:table-cell table:formula="of:=CEILING([.A7]*2/3;1)" office:value-type="float" office:value="4">
            <text:p>4</text:p>
          </table:table-cell>
          <table:table-cell/>
          <table:table-cell table:formula="of:=CEILING([.P7]+2*[.A7]/3;1)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.250000e-01</text:p>
          </table:table-cell>
          <table:table-cell office:value-type="float" office:value="299">
            <text:p>299</text:p>
          </table:table-cell>
          <table:table-cell office:value-type="float" office:value="1.8014398509482E+016">
            <text:p>18014398509482000</text:p>
          </table:table-cell>
          <table:table-cell/>
          <table:table-cell table:formula="of:=[.F7]+[.C8]" office:value-type="float" office:value="1048576">
            <text:p>1048576</text:p>
          </table:table-cell>
          <table:table-cell/>
          <table:table-cell table:formula="of:=LOG([.F8]; 2)" office:value-type="float" office:value="20">
            <text:p>20</text:p>
          </table:table-cell>
          <table:table-cell table:formula="of:=[.$H$8]-[.H8]" office:value-type="float" office:value="0">
            <text:p>0</text:p>
          </table:table-cell>
          <table:table-cell table:formula="of:=[.I8]/3" office:value-type="float" office:value="0">
            <text:p>0</text:p>
          </table:table-cell>
          <table:table-cell/>
          <table:table-cell table:formula="of:=LOG([.B8];2)" office:value-type="float" office:value="-3">
            <text:p>-3</text:p>
          </table:table-cell>
          <table:table-cell table:formula="of:=[.$L$8]-[.L8]" office:value-type="float" office:value="0">
            <text:p>0</text:p>
          </table:table-cell>
          <table:table-cell table:formula="of:=[.M8]*2/3" office:value-type="float" office:value="0">
            <text:p>0</text:p>
          </table:table-cell>
          <table:table-cell/>
          <table:table-cell table:formula="of:=[.J8]+[.N8]" office:value-type="float" office:value="0">
            <text:p>0</text:p>
          </table:table-cell>
          <table:table-cell/>
          <table:table-cell table:formula="of:=[.C8]*POWER(2; [.M8])" office:value-type="float" office:value="299">
            <text:p>299</text:p>
          </table:table-cell>
          <table:table-cell table:formula="of:=[.R8]/[.R$9]" office:value-type="float" office:value="0.0000148331996774399">
            <text:p>1.48331996774399E-005</text:p>
          </table:table-cell>
          <table:table-cell/>
          <table:table-cell table:formula="of:=CEILING([.A8]*2/3;1)" office:value-type="float" office:value="4">
            <text:p>4</text:p>
          </table:table-cell>
          <table:table-cell/>
          <table:table-cell table:formula="of:=CEILING([.P8]+2*[.A8]/3;1)" office:value-type="float" office:value="4"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14"/>
          <table:table-cell office:value-type="string">
            <text:p>total</text:p>
          </table:table-cell>
          <table:table-cell table:formula="of:=SUM([.R2:.R8])" office:value-type="float" office:value="20157485">
            <text:p>20157485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1" table:number-rows-repeated="8">
          <table:table-cell table:number-columns-repeated="23"/>
        </table:table-row>
        <table:table-row table:style-name="ro1" table:number-rows-repeated="3"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miki </meta:initial-creator>
    <meta:creation-date>2015-06-17T16:29:09</meta:creation-date>
    <dc:date>2015-06-18T10:10:58</dc:date>
    <dc:creator>ymiki </dc:creator>
    <meta:editing-duration>PT17H33M4S</meta:editing-duration>
    <meta:editing-cycles>7</meta:editing-cycles>
    <meta:generator>LibreOffice/3.5$Linux_X86_64 LibreOffice_project/350m1$Build-2</meta:generator>
    <meta:document-statistic meta:table-count="3" meta:cell-count="130" meta:object-count="0"/>
  </office:meta>
</office:document-meta>
</file>